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ca942" officeooo:paragraph-rsid="001ca942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ca942" officeooo:paragraph-rsid="001ca942" style:font-size-asian="10.5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ktin rakenne</text:p>
      <text:p text:style-name="P1"/>
      <text:p text:style-name="P2">Projekti käyttää springiä ja h2 tietokantaa</text:p>
      <text:p text:style-name="P2"/>
      <text:p text:style-name="P2">Projekti päivitetään gittiin, josta travis tarkastaa, että testit menee läpi ennen julkaistamista herokuun.</text:p>
      <text:p text:style-name="P2"/>
      <text:p text:style-name="P2">Projktilta saa jacocon testikattavuudet, checkstyle checkit buildaamalla projekti netbeansillä ainak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0T19:49:01.477547314</meta:creation-date>
    <dc:date>2017-12-10T19:51:45.004750293</dc:date>
    <meta:editing-duration>PT2M44S</meta:editing-duration>
    <meta:editing-cycles>1</meta:editing-cycles>
    <meta:document-statistic meta:table-count="0" meta:image-count="0" meta:object-count="0" meta:page-count="1" meta:paragraph-count="4" meta:word-count="31" meta:character-count="270" meta:non-whitespace-character-count="243"/>
    <meta:generator>LibreOffice/5.1.6.2$Linux_X86_64 LibreOffice_project/10m0$Build-2</meta:generator>
  </office:meta>
</office:document-meta>
</file>